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ARial" fo:font-size="12pt" fo:language="pt" fo:country="BR" fo:font-style="normal" fo:font-weight="normal" officeooo:rsid="001d79c4" officeooo:paragraph-rsid="001d79c4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P2" style:family="paragraph" style:parent-style-name="Standard">
      <style:paragraph-properties fo:text-align="justify" style:justify-single-word="false" style:writing-mode="lr-tb"/>
      <style:text-properties style:use-window-font-color="true" loext:opacity="0%" style:font-name="ARial" fo:font-size="12pt" fo:language="pt" fo:country="BR" fo:font-style="normal" fo:font-weight="normal" officeooo:rsid="001d79c4" officeooo:paragraph-rsid="001d79c4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 style:master-page-name="Standard">
      <style:paragraph-properties fo:text-align="center" style:justify-single-word="false" style:page-number="auto" style:writing-mode="lr-tb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ARial" fo:font-style="normal" fo:font-weight="normal" officeooo:paragraph-rsid="001d79c4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 style:writing-mode="lr-tb"/>
      <style:text-properties style:font-name="ARial" fo:font-style="normal" fo:font-weight="normal" officeooo:rsid="007ea0de" officeooo:paragraph-rsid="007ea0de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 style:writing-mode="lr-tb"/>
      <style:text-properties style:font-name="ARial" fo:font-style="normal" fo:font-weight="normal" officeooo:rsid="007ea0de" officeooo:paragraph-rsid="00832006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 style:writing-mode="lr-tb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 style:writing-mode="lr-tb"/>
      <style:text-properties style:font-name="ARial" fo:font-style="normal" fo:font-weight="normal" officeooo:paragraph-rsid="001d79c4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 style:writing-mode="lr-tb"/>
      <style:text-properties style:font-name="ARial" fo:font-style="normal" fo:font-weight="normal" officeooo:paragraph-rsid="005c32dc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 style:writing-mode="lr-tb"/>
      <style:text-properties style:font-name="ARial" fo:font-style="normal" fo:font-weight="normal" officeooo:paragraph-rsid="007ea0de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 style:writing-mode="lr-tb"/>
      <style:text-properties officeooo:paragraph-rsid="005c32dc"/>
    </style:style>
    <style:style style:name="P13" style:family="paragraph" style:parent-style-name="Standard">
      <style:paragraph-properties fo:text-align="justify" style:justify-single-word="false" style:writing-mode="lr-tb"/>
      <style:text-properties officeooo:paragraph-rsid="007ea0de"/>
    </style:style>
    <style:style style:name="P14" style:family="paragraph" style:parent-style-name="Text_20_body">
      <style:paragraph-properties fo:text-align="justify" style:justify-single-word="false" style:writing-mode="lr-tb"/>
      <style:text-properties officeooo:paragraph-rsid="005c32dc"/>
    </style:style>
    <style:style style:name="P15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16" style:family="paragraph" style:parent-style-name="Text_20_body" style:list-style-name="L1">
      <style:paragraph-properties fo:text-align="justify" style:justify-single-word="false"/>
    </style:style>
    <style:style style:name="P17" style:family="paragraph" style:parent-style-name="Text_20_body" style:list-style-name="L2">
      <style:paragraph-properties fo:margin-top="0cm" fo:margin-bottom="0cm" style:contextual-spacing="false" fo:text-align="justify" style:justify-single-word="false"/>
    </style:style>
    <style:style style:name="P18" style:family="paragraph" style:parent-style-name="Text_20_body" style:list-style-name="L2">
      <style:paragraph-properties fo:text-align="justify" style:justify-single-word="false"/>
    </style:style>
    <style:style style:name="T1" style:family="text">
      <style:text-properties officeooo:rsid="001d79c4"/>
    </style:style>
    <style:style style:name="T2" style:family="text">
      <style:text-properties style:use-window-font-color="true" loext:opacity="0%" style:font-name="Liberation Serif1" fo:font-size="12pt" fo:language="pt" fo:country="BR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3" style:family="text">
      <style:text-properties style:use-window-font-color="true" loext:opacity="0%" style:font-name="Liberation Serif1" fo:font-size="12pt" fo:language="pt" fo:country="BR" officeooo:rsid="001d79c4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4" style:family="text">
      <style:text-properties style:use-window-font-color="true" loext:opacity="0%" style:font-name="Liberation Serif1" fo:font-size="12pt" fo:language="pt" fo:country="BR" officeooo:rsid="003de7a1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5" style:family="text">
      <style:text-properties style:use-window-font-color="true" loext:opacity="0%" style:font-name="Liberation Serif1" fo:font-size="12pt" fo:language="pt" fo:country="BR" officeooo:rsid="0048188f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6" style:family="text">
      <style:text-properties style:use-window-font-color="true" loext:opacity="0%" style:font-name="Liberation Serif1" fo:font-size="12pt" fo:language="pt" fo:country="BR" officeooo:rsid="004e15d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7" style:family="text">
      <style:text-properties style:use-window-font-color="true" loext:opacity="0%" style:font-name="Liberation Serif1" fo:font-size="12pt" fo:language="pt" fo:country="BR" officeooo:rsid="007b8e92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8" style:family="text">
      <style:text-properties style:use-window-font-color="true" loext:opacity="0%" style:font-name="Liberation Serif1" fo:font-size="12pt" fo:language="pt" fo:country="BR" officeooo:rsid="007ea0de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9" style:family="text">
      <style:text-properties style:use-window-font-color="true" loext:opacity="0%" style:font-name="Liberation Serif1" fo:font-size="12pt" fo:language="pt" fo:country="BR" officeooo:rsid="0081dace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0" style:family="text">
      <style:text-properties style:use-window-font-color="true" loext:opacity="0%" style:font-name="Liberation Serif1" fo:font-size="12pt" fo:language="pt" fo:country="BR" officeooo:rsid="00828a18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1" style:family="text">
      <style:text-properties style:use-window-font-color="true" loext:opacity="0%" style:font-name="Liberation Serif1" fo:font-size="12pt" fo:language="pt" fo:country="BR" officeooo:rsid="0083200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2" style:family="text">
      <style:text-properties style:use-window-font-color="true" loext:opacity="0%" style:font-name="Liberation Serif1" fo:font-size="12pt" fo:language="pt" fo:country="BR" fo:font-weight="bold" officeooo:rsid="007b8e92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13" style:family="text">
      <style:text-properties style:use-window-font-color="true" loext:opacity="0%" style:font-name="Liberation Serif1" fo:font-size="12pt" fo:language="pt" fo:country="BR" fo:font-weight="bold" officeooo:rsid="005c32dc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14" style:family="text">
      <style:text-properties style:use-window-font-color="true" loext:opacity="0%" style:font-name="Liberation Serif1" fo:font-size="12pt" fo:language="pt" fo:country="BR" fo:font-style="italic" fo:font-weight="normal" officeooo:rsid="00832006" style:letter-kerning="true" style:font-name-asian="Noto Serif CJK SC" style:font-size-asian="12pt" style:language-asian="zh" style:country-asian="CN" style:font-style-asian="italic" style:font-weight-asian="normal" style:font-name-complex="Lohit Devanagari1" style:font-size-complex="12pt" style:language-complex="hi" style:country-complex="IN" style:font-style-complex="italic" style:font-weight-complex="normal"/>
    </style:style>
    <style:style style:name="T15" style:family="text">
      <style:text-properties style:use-window-font-color="true" loext:opacity="0%" style:font-name="Liberation Serif1" fo:font-size="12pt" fo:language="pt" fo:country="BR" fo:font-style="italic" fo:font-weight="normal" officeooo:rsid="0081dace" style:letter-kerning="true" style:font-name-asian="Noto Serif CJK SC" style:font-size-asian="12pt" style:language-asian="zh" style:country-asian="CN" style:font-style-asian="italic" style:font-weight-asian="normal" style:font-name-complex="Lohit Devanagari1" style:font-size-complex="12pt" style:language-complex="hi" style:country-complex="IN" style:font-style-complex="italic" style:font-weight-complex="normal"/>
    </style:style>
    <style:style style:name="T16" style:family="text">
      <style:text-properties style:use-window-font-color="true" loext:opacity="0%" fo:font-size="12pt" fo:language="pt" fo:country="BR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7" style:family="text">
      <style:text-properties style:use-window-font-color="true" loext:opacity="0%" fo:font-size="12pt" fo:language="pt" fo:country="BR" officeooo:rsid="007b8e92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8" style:family="text">
      <style:text-properties style:use-window-font-color="true" loext:opacity="0%" fo:font-size="12pt" fo:language="pt" fo:country="BR" officeooo:rsid="001d79c4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19" style:family="text">
      <style:text-properties style:use-window-font-color="true" loext:opacity="0%" fo:font-size="12pt" fo:language="pt" fo:country="BR" officeooo:rsid="0048188f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20" style:family="text">
      <style:text-properties style:use-window-font-color="true" loext:opacity="0%" fo:font-size="12pt" fo:language="pt" fo:country="BR" officeooo:rsid="007ea0de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21" style:family="text">
      <style:text-properties style:use-window-font-color="true" loext:opacity="0%" fo:font-size="12pt" fo:language="pt" fo:country="BR" officeooo:rsid="004e15d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22" style:family="text">
      <style:text-properties style:use-window-font-color="true" loext:opacity="0%" fo:font-size="12pt" fo:language="pt" fo:country="BR" officeooo:rsid="003de7a1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23" style:family="text">
      <style:text-properties style:use-window-font-color="true" loext:opacity="0%" fo:font-size="12pt" fo:language="pt" fo:country="BR" officeooo:rsid="00828a18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24" style:family="text">
      <style:text-properties style:use-window-font-color="true" loext:opacity="0%" fo:font-size="12pt" fo:language="pt" fo:country="BR" officeooo:rsid="00832006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25" style:family="text">
      <style:text-properties style:use-window-font-color="true" loext:opacity="0%" fo:font-size="12pt" fo:language="pt" fo:country="BR" officeooo:rsid="0081dace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26" style:family="text">
      <style:text-properties style:use-window-font-color="true" loext:opacity="0%" fo:font-size="12pt" fo:language="pt" fo:country="BR" fo:font-weight="bold" officeooo:rsid="007b8e92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27" style:family="text">
      <style:text-properties style:use-window-font-color="true" loext:opacity="0%" fo:font-size="12pt" fo:language="pt" fo:country="BR" fo:font-weight="bold" officeooo:rsid="005c32dc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28" style:family="text">
      <style:text-properties style:use-window-font-color="true" loext:opacity="0%" fo:font-size="12pt" fo:language="pt" fo:country="BR" fo:font-style="italic" fo:font-weight="normal" officeooo:rsid="00832006" style:letter-kerning="true" style:font-name-asian="Noto Serif CJK SC" style:font-size-asian="12pt" style:language-asian="zh" style:country-asian="CN" style:font-style-asian="italic" style:font-weight-asian="normal" style:font-name-complex="Lohit Devanagari1" style:font-size-complex="12pt" style:language-complex="hi" style:country-complex="IN" style:font-style-complex="italic" style:font-weight-complex="normal"/>
    </style:style>
    <style:style style:name="T29" style:family="text">
      <style:text-properties style:use-window-font-color="true" loext:opacity="0%" fo:font-size="12pt" fo:language="pt" fo:country="BR" fo:font-style="italic" fo:font-weight="normal" officeooo:rsid="0081dace" style:letter-kerning="true" style:font-name-asian="Noto Serif CJK SC" style:font-size-asian="12pt" style:language-asian="zh" style:country-asian="CN" style:font-style-asian="italic" style:font-weight-asian="normal" style:font-name-complex="Lohit Devanagari1" style:font-size-complex="12pt" style:language-complex="hi" style:country-complex="IN" style:font-style-complex="italic" style:font-weight-complex="normal"/>
    </style:style>
    <style:style style:name="T30" style:family="text">
      <style:text-properties style:use-window-font-color="true" loext:opacity="0%" fo:font-size="12pt" fo:language="pt" fo:country="BR" fo:font-style="italic" officeooo:rsid="00832006" style:letter-kerning="true" style:font-name-asian="Noto Serif CJK SC" style:font-size-asian="12pt" style:language-asian="zh" style:country-asian="CN" style:font-style-asian="italic" style:font-name-complex="Lohit Devanagari1" style:font-size-complex="12pt" style:language-complex="hi" style:country-complex="IN" style:font-style-complex="italic"/>
    </style:style>
    <style:style style:name="T31" style:family="text">
      <style:text-properties style:use-window-font-color="true" loext:opacity="0%" fo:font-size="12pt" fo:language="pt" fo:country="BR" fo:font-style="italic" officeooo:rsid="0081dace" style:letter-kerning="true" style:font-name-asian="Noto Serif CJK SC" style:font-size-asian="12pt" style:language-asian="zh" style:country-asian="CN" style:font-style-asian="italic" style:font-name-complex="Lohit Devanagari1" style:font-size-complex="12pt" style:language-complex="hi" style:country-complex="IN" style:font-style-complex="italic"/>
    </style:style>
    <style:style style:name="T32" style:family="text">
      <style:text-properties style:use-window-font-color="true" loext:opacity="0%" style:font-name="ARial" fo:font-size="12pt" fo:language="pt" fo:country="BR" fo:font-weight="bold" officeooo:rsid="007b8e92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33" style:family="text">
      <style:text-properties style:use-window-font-color="true" loext:opacity="0%" style:font-name="ARial" fo:font-size="12pt" fo:language="pt" fo:country="BR" fo:font-weight="bold" officeooo:rsid="005c32dc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34" style:family="text">
      <style:text-properties style:use-window-font-color="true" loext:opacity="0%" style:font-name="ARial" fo:font-size="12pt" fo:language="pt" fo:country="BR" officeooo:rsid="007b8e92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35" style:family="text">
      <style:text-properties style:use-window-font-color="true" loext:opacity="0%" style:font-name="ARial" fo:font-size="12pt" fo:language="pt" fo:country="BR" officeooo:rsid="005c32dc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36" style:family="text">
      <style:text-properties style:use-window-font-color="true" loext:opacity="0%" style:font-name="ARial" fo:font-size="12pt" fo:language="pt" fo:country="BR" fo:font-style="italic" fo:font-weight="bold" officeooo:rsid="007b8e92" style:letter-kerning="true" style:font-name-asian="Noto Serif CJK SC" style:font-size-asian="12pt" style:language-asian="zh" style:country-asian="CN" style:font-style-asian="italic" style:font-weight-asian="bold" style:font-name-complex="Lohit Devanagari1" style:font-size-complex="12pt" style:language-complex="hi" style:country-complex="IN" style:font-style-complex="italic" style:font-weight-complex="bold"/>
    </style:style>
    <style:style style:name="T37" style:family="text">
      <style:text-properties style:use-window-font-color="true" loext:opacity="0%" style:font-name="ARial" fo:font-size="12pt" fo:language="pt" fo:country="BR" fo:font-style="italic" fo:font-weight="bold" officeooo:rsid="005c32dc" style:letter-kerning="true" style:font-name-asian="Noto Serif CJK SC" style:font-size-asian="12pt" style:language-asian="zh" style:country-asian="CN" style:font-style-asian="italic" style:font-weight-asian="bold" style:font-name-complex="Lohit Devanagari1" style:font-size-complex="12pt" style:language-complex="hi" style:country-complex="IN" style:font-style-complex="italic" style:font-weight-complex="bold"/>
    </style:style>
    <style:style style:name="T38" style:family="text">
      <style:text-properties style:use-window-font-color="true" loext:opacity="0%" style:font-name="ARial" fo:font-size="12pt" fo:language="pt" fo:country="BR" fo:font-style="normal" fo:font-weight="bold" officeooo:rsid="007b8e92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39" style:family="text">
      <style:text-properties style:use-window-font-color="true" loext:opacity="0%" style:font-name="ARial" fo:font-size="12pt" fo:language="pt" fo:country="BR" fo:font-style="normal" fo:font-weight="bold" officeooo:rsid="005c32dc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40" style:family="text">
      <style:text-properties style:use-window-font-color="true" loext:opacity="0%" style:font-name="ARial" fo:font-size="12pt" fo:language="pt" fo:country="BR" fo:font-style="normal" officeooo:rsid="007b8e92" style:letter-kerning="true" style:font-name-asian="Noto Serif CJK SC" style:font-size-asian="12pt" style:language-asian="zh" style:country-asian="CN" style:font-style-asian="normal" style:font-name-complex="Lohit Devanagari1" style:font-size-complex="12pt" style:language-complex="hi" style:country-complex="IN" style:font-style-complex="normal"/>
    </style:style>
    <style:style style:name="T41" style:family="text">
      <style:text-properties style:use-window-font-color="true" loext:opacity="0%" style:font-name="ARial" fo:font-size="12pt" fo:language="pt" fo:country="BR" fo:font-style="normal" officeooo:rsid="005c32dc" style:letter-kerning="true" style:font-name-asian="Noto Serif CJK SC" style:font-size-asian="12pt" style:language-asian="zh" style:country-asian="CN" style:font-style-asian="normal" style:font-name-complex="Lohit Devanagari1" style:font-size-complex="12pt" style:language-complex="hi" style:country-complex="IN" style:font-style-complex="normal"/>
    </style:style>
    <style:style style:name="T42" style:family="text">
      <style:text-properties style:use-window-font-color="true" loext:opacity="0%" style:font-name="ARial" fo:font-size="12pt" fo:language="pt" fo:country="BR" fo:font-style="normal" fo:font-weight="normal" officeooo:rsid="007b8e92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T43" style:family="text">
      <style:text-properties style:use-window-font-color="true" loext:opacity="0%" style:font-name="ARial" fo:font-size="12pt" fo:language="pt" fo:country="BR" fo:font-style="normal" fo:font-weight="normal" officeooo:rsid="005c32dc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T44" style:family="text">
      <style:text-properties officeooo:rsid="003de7a1"/>
    </style:style>
    <style:style style:name="T45" style:family="text">
      <style:text-properties officeooo:rsid="003ee7ba"/>
    </style:style>
    <style:style style:name="T46" style:family="text">
      <style:text-properties officeooo:rsid="007b8e92"/>
    </style:style>
    <style:style style:name="T47" style:family="text">
      <style:text-properties officeooo:rsid="007ea0de"/>
    </style:style>
    <style:style style:name="T48" style:family="text">
      <style:text-properties officeooo:rsid="0081dace"/>
    </style:style>
    <style:style style:name="T49" style:family="text">
      <style:text-properties officeooo:rsid="00832006"/>
    </style:style>
    <style:style style:name="T50" style:family="text">
      <style:text-properties style:font-name="ARial"/>
    </style:style>
    <style:style style:name="T51" style:family="text">
      <style:text-properties style:font-name="ARial" officeooo:rsid="007ea0de"/>
    </style:style>
    <style:style style:name="T52" style:family="text">
      <style:text-properties style:font-name="ARial" fo:font-weight="bold" style:font-weight-asian="bold" style:font-weight-complex="bold"/>
    </style:style>
    <style:style style:name="T53" style:family="text">
      <style:text-properties style:font-name="ARial" fo:font-weight="bold" officeooo:rsid="007ea0de" style:font-weight-asian="bold" style:font-weight-complex="bold"/>
    </style:style>
    <style:style style:name="T54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55" style:family="text">
      <style:text-properties style:font-name="ARial" fo:font-style="italic" fo:font-weight="bold" officeooo:rsid="007ea0de" style:font-style-asian="italic" style:font-weight-asian="bold" style:font-style-complex="italic" style:font-weight-complex="bold"/>
    </style:style>
    <style:style style:name="T56" style:family="tex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style:font-name="ARial" fo:font-style="normal" fo:font-weight="bold" officeooo:rsid="007ea0de" style:font-style-asian="normal" style:font-weight-asian="bold" style:font-style-complex="normal" style:font-weight-complex="bold"/>
    </style:style>
    <style:style style:name="T58" style:family="text">
      <style:text-properties style:font-name="ARial" fo:font-style="normal" style:font-style-asian="normal" style:font-style-complex="normal"/>
    </style:style>
    <style:style style:name="T59" style:family="text">
      <style:text-properties style:font-name="ARial" fo:font-style="normal" officeooo:rsid="007ea0de" style:font-style-asian="normal" style:font-style-complex="normal"/>
    </style:style>
    <style:style style:name="T60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style:font-name="ARial" fo:font-style="normal" fo:font-weight="normal" officeooo:rsid="007ea0de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stituto Federal Sul-rio-grandense – Campus Camaquã</text:p>
      <text:p text:style-name="P3">Disciplina: Banco de Dados II – Turma 2024</text:p>
      <text:p text:style-name="P3">Professor: Vinícius Alves Hax</text:p>
      <text:p text:style-name="P3">Assunto: <text:span text:style-name="T46">Lista de exerc</text:span><text:span text:style-name="T17">ícios 5 - </text:span><text:span text:style-name="T1">Revis</text:span><text:span text:style-name="T18">ão </text:span><text:span text:style-name="T17">da etapa 2</text:span></text:p>
      <text:p text:style-name="P8"><text:span text:style-name="T19"/></text:p>
      <text:p text:style-name="P9"><text:span text:style-name="T1">Para os exerc</text:span><text:span text:style-name="T18">ícios </text:span><text:span text:style-name="T20">6 e 7</text:span><text:span text:style-name="T21"> </text:span><text:span text:style-name="T22">u</text:span><text:span text:style-name="T18">tilize as tabelas e registros abaixo:</text:span></text:p>
      <text:p text:style-name="P2"/>
      <text:p text:style-name="P2">CREATE TABLE teacher (</text:p>
      <text:p text:style-name="P2"><text:tab/>id INT,</text:p>
      <text:p text:style-name="P2"><text:tab/>name VARCHAR(200),</text:p>
      <text:p text:style-name="P2"><text:tab/>side VARCHAR(200),</text:p>
      <text:p text:style-name="P2"><text:tab/><text:span text:style-name="T44">level </text:span><text:span text:style-name="T45">REAL</text:span></text:p>
      <text:p text:style-name="P2">);</text:p>
      <text:p text:style-name="P2"/>
      <text:p text:style-name="P2">CREATE TABLE <text:span text:style-name="T47">stats </text:span>(</text:p>
      <text:p text:style-name="P2"><text:tab/>id SERIAL,</text:p>
      <text:p text:style-name="P2"><text:tab/><text:span text:style-name="T47">average_level REAL,</text:span></text:p>
      <text:p text:style-name="P2"><text:tab/><text:span text:style-name="T49">teachers</text:span><text:span text:style-name="T48">_count INT</text:span></text:p>
      <text:p text:style-name="P2">);</text:p>
      <text:p text:style-name="P2"/>
      <text:p text:style-name="P12"><text:span text:style-name="T42">1</text:span><text:span text:style-name="T43">) </text:span><text:span text:style-name="T60">Qual é a diferença entre um </text:span><text:span text:style-name="Emphasis"><text:span text:style-name="T60">trigger</text:span></text:span><text:span text:style-name="T60"> </text:span><text:span text:style-name="Source_20_Text"><text:span text:style-name="T60">BEFORE</text:span></text:span><text:span text:style-name="T60"> e </text:span><text:span text:style-name="Source_20_Text"><text:span text:style-name="T60">AFTER</text:span></text:span><text:span text:style-name="T60">, e como a escolha entre eles pode afetar a lógica de uma aplicação que utiliza o banco de dados?</text:span></text:p>
      <text:p text:style-name="P10"/>
      <text:p text:style-name="P14"><text:span text:style-name="T61">2) </text:span><text:span text:style-name="T60">Qual das alternativas descreve corretamente a função de um </text:span><text:span text:style-name="Emphasis"><text:span text:style-name="T60">trigger</text:span></text:span><text:span text:style-name="T60"> no PostgreSQL?</text:span></text:p>
      <text:list xml:id="list496550582" text:style-name="L1">
        <text:list-header>
          <text:p text:style-name="P15"><text:span text:style-name="Strong_20_Emphasis"><text:span text:style-name="T60">a)</text:span></text:span><text:span text:style-name="T60"> Um </text:span><text:span text:style-name="Emphasis"><text:span text:style-name="T60">trigger</text:span></text:span><text:span text:style-name="T60"> é uma estrutura usada apenas para otimizar consultas SQL.</text:span></text:p>
          <text:p text:style-name="P15"><text:span text:style-name="Strong_20_Emphasis"><text:span text:style-name="T60">b)</text:span></text:span><text:span text:style-name="T60"> Um </text:span><text:span text:style-name="Emphasis"><text:span text:style-name="T60">trigger</text:span></text:span><text:span text:style-name="T60"> é uma função executada automaticamente em resposta a certos eventos em uma tabela, como uma inserção, atualização ou exclusão de dados.</text:span></text:p>
          <text:p text:style-name="P15"><text:span text:style-name="Strong_20_Emphasis"><text:span text:style-name="T60">c)</text:span></text:span><text:span text:style-name="T60"> Um </text:span><text:span text:style-name="Emphasis"><text:span text:style-name="T60">trigger</text:span></text:span><text:span text:style-name="T60"> serve exclusivamente para testar a presença de chaves primárias em uma tabela.</text:span></text:p>
          <text:p text:style-name="P16"><text:span text:style-name="Strong_20_Emphasis"><text:span text:style-name="T60">d)</text:span></text:span><text:span text:style-name="T60"> Um </text:span><text:span text:style-name="Emphasis"><text:span text:style-name="T60">trigger</text:span></text:span><text:span text:style-name="T60"> é um mecanismo de replicação entre bancos de dados PostgreSQL.</text:span></text:p>
        </text:list-header>
      </text:list>
      <text:p text:style-name="P13"><text:span text:style-name="T61">3) </text:span><text:span text:style-name="T60">Quais dos seguintes eventos podem acionar um </text:span><text:span text:style-name="Emphasis"><text:span text:style-name="T60">trigger</text:span></text:span><text:span text:style-name="T60"> no PostgreSQL?<text:line-break/></text:span></text:p>
      <text:list xml:id="list1153298889" text:style-name="L2">
        <text:list-header>
          <text:p text:style-name="P17"><text:span text:style-name="Strong_20_Emphasis"><text:span text:style-name="T60">a)</text:span></text:span><text:span text:style-name="T60"> Apenas eventos de atualização (</text:span><text:span text:style-name="Source_20_Text"><text:span text:style-name="T60">UPDATE</text:span></text:span><text:span text:style-name="T60">) e exclusão (</text:span><text:span text:style-name="Source_20_Text"><text:span text:style-name="T60">DELETE</text:span></text:span><text:span text:style-name="T60">).</text:span></text:p>
          <text:p text:style-name="P17"><text:span text:style-name="Strong_20_Emphasis"><text:span text:style-name="T60">b)</text:span></text:span><text:span text:style-name="T60"> Somente inserção (</text:span><text:span text:style-name="Source_20_Text"><text:span text:style-name="T60">INSERT</text:span></text:span><text:span text:style-name="T60">) e exclusão (</text:span><text:span text:style-name="Source_20_Text"><text:span text:style-name="T60">DELETE</text:span></text:span><text:span text:style-name="T60">).</text:span></text:p>
          <text:p text:style-name="P17"><text:span text:style-name="Strong_20_Emphasis"><text:span text:style-name="T60">c)</text:span></text:span><text:span text:style-name="T60"> Inserção (</text:span><text:span text:style-name="Source_20_Text"><text:span text:style-name="T60">INSERT</text:span></text:span><text:span text:style-name="T60">), atualização (</text:span><text:span text:style-name="Source_20_Text"><text:span text:style-name="T60">UPDATE</text:span></text:span><text:span text:style-name="T60">), exclusão (</text:span><text:span text:style-name="Source_20_Text"><text:span text:style-name="T60">DELETE</text:span></text:span><text:span text:style-name="T60">) e também eventos como </text:span><text:span text:style-name="Source_20_Text"><text:span text:style-name="T60">TRUNCATE</text:span></text:span><text:span text:style-name="T60">.</text:span></text:p>
          <text:p text:style-name="P18"><text:span text:style-name="Strong_20_Emphasis"><text:span text:style-name="T60">d)</text:span></text:span><text:span text:style-name="T60"> Apenas exclusão (</text:span><text:span text:style-name="Source_20_Text"><text:span text:style-name="T60">DELETE</text:span></text:span><text:span text:style-name="T60">) e seleção (</text:span><text:span text:style-name="Source_20_Text"><text:span text:style-name="T60">SELECT</text:span></text:span><text:span text:style-name="T60">).</text:span></text:p>
        </text:list-header>
      </text:list>
      <text:p text:style-name="P13"><text:span text:style-name="T61">4) </text:span><text:span text:style-name="T60">Qual é a diferença entre um </text:span><text:span text:style-name="Emphasis"><text:span text:style-name="T60">trigger</text:span></text:span><text:span text:style-name="T60"> </text:span><text:span text:style-name="Source_20_Text"><text:span text:style-name="T60">FOR EACH ROW</text:span></text:span><text:span text:style-name="T60"> e </text:span><text:span text:style-name="Source_20_Text"><text:span text:style-name="T60">FOR EACH STATEMENT</text:span></text:span><text:span text:style-name="T60">?</text:span></text:p>
      <text:p text:style-name="P11"/>
      <text:p text:style-name="P6">5) O que representam as vari<text:span text:style-name="T16">áveis OLD e NEW dentro de um trigger?</text:span></text:p>
      <text:p text:style-name="P6"><text:span text:style-name="T16"/></text:p>
      <text:p text:style-name="P6"><text:span text:style-name="T16">6) Crie um trigger e uma função correspondente que sempre que o nível (coluna level) de um professor (tabela teacher) mudar, a coluna average_level (tabela stats) da <text:s/>será atualizada com a média dos níveis de todos os estudantes.</text:span></text:p>
      <text:p text:style-name="P6"><text:span text:style-name="T16"/></text:p>
      <text:p text:style-name="P7"><text:span text:style-name="T16">7) Crie </text:span><text:span text:style-name="T23">dois</text:span><text:span text:style-name="T16"> trigger</text:span><text:span text:style-name="T23">s</text:span><text:span text:style-name="T16"> que </text:span><text:span text:style-name="T23">funcionem da seguinte maneira: Sempre que um professor (teacher) for adicionado </text:span><text:span text:style-name="T24">um trigger deve ser disparado e o valor da coluna teachers</text:span><text:span text:style-name="T25">_count </text:span><text:span text:style-name="T24">deve ser incrementado. De maneira inversa, crie um trigger que diminua o valor da mesma coluna sempre que um professor for deletad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10:51.798688700</meta:creation-date>
    <dc:date>2024-10-28T22:51:13.394070409</dc:date>
    <meta:editing-cycles>74</meta:editing-cycles>
    <meta:editing-duration>PT2H13M28S</meta:editing-duration>
    <meta:generator>LibreOffice/7.3.7.2$Linux_X86_64 LibreOffice_project/30$Build-2</meta:generator>
    <dc:creator>Vinícius Alves Hax</dc:creator>
    <meta:document-statistic meta:table-count="0" meta:image-count="0" meta:object-count="0" meta:page-count="1" meta:paragraph-count="31" meta:word-count="338" meta:character-count="2012" meta:non-whitespace-character-count="1702"/>
  </office:meta>
</office:document-meta>
</file>